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0.52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Courier New" fo:font-size="11pt" style:font-size-asian="11pt" style:font-size-complex="11pt"/>
    </style:style>
    <style:style style:name="ce5" style:family="table-cell" style:parent-style-name="Default" style:data-style-name="N37">
      <style:text-properties style:font-name="Courier New" fo:font-size="11pt" style:font-size-asian="11pt" style:font-size-complex="11pt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Lohit Marathi" style:font-size-complex="8pt" style:language-complex="hi" style:country-complex="IN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31pt solid #cc99ff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31pt solid #cc99ff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WenQuanYi Zen Hei" style:font-size-asian="8pt" style:font-style-asian="normal" style:font-weight-asian="normal" style:font-name-complex="Lohit Marathi" style:font-size-complex="8pt" style:language-complex="hi" style:country-complex="IN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11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="0.51pt solid #000000"/>
      <style:text-properties style:font-name="Courier New" fo:font-size="11pt" style:font-size-asian="11pt" style:font-size-complex="11pt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Futura Lt BT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ko" style:country-asian="KR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Futura Lt BT" fo:language="de" fo:country="CH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7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2">
          <table:table-cell table:style-name="ce1" office:value-type="string">
            <text:p>Übersicht Nüüs vu Mullis Herbst 2012</text:p>
          </table:table-cell>
          <table:table-cell table:style-name="ce4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4" table:number-columns-repeated="1017"/>
          <table:table-cell table:number-columns-repeated="3"/>
        </table:table-row>
        <table:table-row table:style-name="ro4">
          <table:table-cell table:style-name="ce2" office:value-type="string">
            <text:p>Glarner Kantonalbank</text:p>
          </table:table-cell>
          <table:table-cell table:style-name="ce6" office:value-type="string">
            <text:p>Gleiches im Frühling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8">
            <text:p>28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Blumen Atelier Mollis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1">
            <text:p>21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Carrara Haushaltgeräte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2">
            <text:p>22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Coiffure Femina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12">
            <text:p>12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Coiffure Giovanna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office:value-type="float" office:value="20">
            <text:p>20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Coiffure Moustache</text:p>
          </table:table-cell>
          <table:table-cell table:style-name="ce7"/>
          <table:table-cell table:style-name="ce11" office:value-type="float" office:value="0.5">
            <text:p>0.5</text:p>
          </table:table-cell>
          <table:table-cell table:style-name="ce12" office:value-type="float" office:value="16">
            <text:p>16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Coiffure Wuschl</text:p>
          </table:table-cell>
          <table:table-cell table:style-name="ce8"/>
          <table:table-cell table:style-name="ce11" office:value-type="float" office:value="0.5">
            <text:p>0.5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Drogerie Brunner</text:p>
          </table:table-cell>
          <table:table-cell table:style-name="ce6" office:value-type="string">
            <text:p>Neues Inserat</text:p>
          </table:table-cell>
          <table:table-cell table:style-name="ce11" office:value-type="float" office:value="0.5">
            <text:p>0.5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Elektro ESG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4">
            <text:p>4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Elektro Schindler</text:p>
          </table:table-cell>
          <table:table-cell table:style-name="ce9"/>
          <table:table-cell table:style-name="ce11" office:value-type="float" office:value="0.5">
            <text:p>0.5</text:p>
          </table:table-cell>
          <table:table-cell table:style-name="ce12" office:value-type="float" office:value="6">
            <text:p>6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Funk Bau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6">
            <text:p>6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Garage Frischknecht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4">
            <text:p>24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Gartenbau Beglinger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6">
            <text:p>26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Gartenbau Grünenfelder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4">
            <text:p>24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heka Bauleitung AG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10">
            <text:p>10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Kubli Maler GmbH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8">
            <text:p>8</text:p>
          </table:table-cell>
          <table:table-cell table:style-name="ce13"/>
          <table:table-cell table:style-name="ce14"/>
          <table:table-cell table:number-columns-repeated="3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Loner Ofenbau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0">
            <text:p>20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Restaurant Bären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8">
            <text:p>8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Schreinerei Leuzinger</text:p>
          </table:table-cell>
          <table:table-cell table:style-name="ce6" office:value-type="string">
            <text:p>Neues Inserat</text:p>
          </table:table-cell>
          <table:table-cell table:style-name="ce11" office:value-type="float" office:value="0.5">
            <text:p>0.5</text:p>
          </table:table-cell>
          <table:table-cell table:style-name="ce12" office:value-type="float" office:value="10">
            <text:p>10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Spenglerei Müller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Weber Bau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16">
            <text:p>16</text:p>
          </table:table-cell>
          <table:table-cell table:style-name="ce13"/>
          <table:table-cell table:style-name="ce15"/>
          <table:table-cell table:number-columns-repeated="3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Weiss Ofenbau</text:p>
          </table:table-cell>
          <table:table-cell table:style-name="ce6"/>
          <table:table-cell table:style-name="ce11" office:value-type="float" office:value="0.5">
            <text:p>0.5</text:p>
          </table:table-cell>
          <table:table-cell table:style-name="ce12" office:value-type="float" office:value="26">
            <text:p>26</text:p>
          </table:table-cell>
          <table:table-cell table:style-name="ce13"/>
          <table:table-cell table:style-name="ce16"/>
          <table:table-cell table:number-columns-repeated="3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Bäckerei Amman</text:p>
          </table:table-cell>
          <table:table-cell table:style-name="ce6"/>
          <table:table-cell table:style-name="ce11" office:value-type="float" office:value="0.25">
            <text:p>0.25</text:p>
          </table:table-cell>
          <table:table-cell table:style-name="ce12" office:value-type="float" office:value="19">
            <text:p>19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4">
          <table:table-cell table:style-name="ce2" office:value-type="string">
            <text:p>Buchli Fireshop</text:p>
          </table:table-cell>
          <table:table-cell table:style-name="ce6"/>
          <table:table-cell table:style-name="ce11" office:value-type="float" office:value="0.25">
            <text:p>0.25</text:p>
          </table:table-cell>
          <table:table-cell table:style-name="ce12" office:value-type="float" office:value="12">
            <text:p>12</text:p>
          </table:table-cell>
          <table:table-cell table:style-name="ce13"/>
          <table:table-cell table:number-columns-repeated="4"/>
          <table:table-cell table:style-name="ce4" table:number-columns-repeated="1012"/>
          <table:table-cell table:number-columns-repeated="3"/>
        </table:table-row>
        <table:table-row table:style-name="ro2">
          <table:table-cell table:style-name="ce2" office:value-type="string">
            <text:p>Salandi Teppich</text:p>
          </table:table-cell>
          <table:table-cell table:style-name="ce3"/>
          <table:table-cell table:style-name="ce11" office:value-type="float" office:value="0.25">
            <text:p>0.25</text:p>
          </table:table-cell>
          <table:table-cell office:value-type="float" office:value="22">
            <text:p>22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2" office:value-type="string">
            <text:p>Spenglerei Lütschg</text:p>
          </table:table-cell>
          <table:table-cell table:style-name="ce3"/>
          <table:table-cell table:style-name="ce11" office:value-type="float" office:value="0.25">
            <text:p>0.25</text:p>
          </table:table-cell>
          <table:table-cell office:value-type="float" office:value="12">
            <text:p>12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2" office:value-type="string">
            <text:p>Malatelier</text:p>
          </table:table-cell>
          <table:table-cell table:style-name="ce3"/>
          <table:table-cell table:style-name="ce11" office:value-type="float" office:value="0.5">
            <text:p>0.5</text:p>
          </table:table-cell>
          <table:table-cell/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2" office:value-type="string">
            <text:p>Stucki Bau</text:p>
          </table:table-cell>
          <table:table-cell/>
          <table:table-cell table:style-name="ce11" office:value-type="float" office:value="0.25">
            <text:p>0.25</text:p>
          </table:table-cell>
          <table:table-cell office:value-type="float" office:value="22">
            <text:p>22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Total</text:p>
          </table:table-cell>
          <table:table-cell/>
          <table:table-cell table:formula="of:=SUM([.C2:.C29])" office:value-type="float" office:value="13.25">
            <text:p>13.25</text:p>
          </table:table-cell>
          <table:table-cell/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Titelblatt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Impressum/Editori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Chilbi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Veranstaltungskalender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Männerriege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Bibliothek</text:p>
          </table:table-cell>
          <table:table-cell table:style-name="ce4"/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Dorfmuseum (neue Ausstellung)</text:p>
          </table:table-cell>
          <table:table-cell/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5" office:value-type="string">
            <text:p>Bericht TvM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Verreinsreise Feuerwehr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Personalsuche VVM</text:p>
          </table:table-cell>
          <table:table-cell/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Fotos 1. August</text:p>
          </table:table-cell>
          <table:table-cell table:style-name="ce4"/>
          <table:table-cell office:value-type="float" office:value="0.75">
            <text:p>0.75</text:p>
          </table:table-cell>
          <table:table-cell/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4" office:value-type="string">
            <text:p>Aus dem Gemeindehaus</text:p>
          </table:table-cell>
          <table:table-cell table:style-name="ce4"/>
          <table:table-cell office:value-type="float" office:value="2.5">
            <text:p>2.5</text:p>
          </table:table-cell>
          <table:table-cell office:value-type="string">
            <text:p>3,5</text:p>
          </table:table-cell>
          <table:table-cell table:style-name="ce4" table:number-columns-repeated="1017"/>
          <table:table-cell table:number-columns-repeated="3"/>
        </table:table-row>
        <table:table-row table:style-name="ro5">
          <table:table-cell table:style-name="ce4" office:value-type="string">
            <text:p>Schulhaus</text:p>
          </table:table-cell>
          <table:table-cell table:style-name="ce4"/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office:value-type="string">
            <text:p>Dorfstafett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3,17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office:value-type="string">
            <text:p>Birnel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4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Total</text:p>
          </table:table-cell>
          <table:table-cell/>
          <table:table-cell table:formula="of:=SUM([.C30:.C45])" office:value-type="float" office:value="28">
            <text:p>28</text:p>
          </table:table-cell>
          <table:table-cell/>
          <table:table-cell table:style-name="ce4" table:number-columns-repeated="1017"/>
          <table:table-cell table:number-columns-repeated="3"/>
        </table:table-row>
        <table:table-row table:style-name="ro2" table:number-rows-repeated="3">
          <table:table-cell table:style-name="ce4" table:number-columns-repeated="2"/>
          <table:table-cell table:number-columns-repeated="2"/>
          <table:table-cell table:style-name="ce4" table:number-columns-repeated="1017"/>
          <table:table-cell table:number-columns-repeated="3"/>
        </table:table-row>
        <table:table-row table:style-name="ro2">
          <table:table-cell table:number-columns-repeated="12"/>
          <table:table-cell table:style-name="ce4" table:number-columns-repeated="1009"/>
          <table:table-cell table:number-columns-repeated="3"/>
        </table:table-row>
        <table:table-row table:style-name="ro2" table:number-rows-repeated="65447">
          <table:table-cell table:style-name="ce4" table:number-columns-repeated="2"/>
          <table:table-cell table:number-columns-repeated="2"/>
          <table:table-cell table:style-name="ce4" table:number-columns-repeated="1017"/>
          <table:table-cell table:number-columns-repeated="3"/>
        </table:table-row>
        <table:table-row table:style-name="ro5" table:number-rows-repeated="9830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2-09-11T14:15:59</dc:date>
    <meta:print-date>2012-03-04T20:09:06</meta:print-date>
    <meta:editing-cycles>307</meta:editing-cycles>
    <meta:editing-duration>P6DT22H20M2S</meta:editing-duration>
    <dc:creator>Niklaus Giger</dc:creator>
    <meta:printed-by>Niklaus Giger</meta:printed-by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